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ch number</text:p>
          </table:table-cell>
          <table:table-cell office:value-type="string" calcext:value-type="string">
            <text:p>Taining 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2918870449066" calcext:value-type="float">
            <text:p>1.8291887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812777519226" calcext:value-type="float">
            <text:p>1.4181277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5608894824982" calcext:value-type="float">
            <text:p>1.6560889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855845451355" calcext:value-type="float">
            <text:p>1.068558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461254119873" calcext:value-type="float">
            <text:p>2.1546125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208399772644" calcext:value-type="float">
            <text:p>1.0220839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6861824989319" calcext:value-type="float">
            <text:p>0.986861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5074257850647" calcext:value-type="float">
            <text:p>1.8507425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717344045639" calcext:value-type="float">
            <text:p>1.9717344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8033337593079" calcext:value-type="float">
            <text:p>1.6803333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134668827057" calcext:value-type="float">
            <text:p>1.77134668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8635249137878" calcext:value-type="float">
            <text:p>1.6863524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705531835556" calcext:value-type="float">
            <text:p>1.57055318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9376878738403" calcext:value-type="float">
            <text:p>0.8893768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98362493515" calcext:value-type="float">
            <text:p>1.32983624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0411427021027" calcext:value-type="float">
            <text:p>1.0041142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5395927429199" calcext:value-type="float">
            <text:p>1.15395927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3501603603363" calcext:value-type="float">
            <text:p>1.9350160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4679000377655" calcext:value-type="float">
            <text:p>1.0467900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0577344894409" calcext:value-type="float">
            <text:p>1.10577344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9632148742676" calcext:value-type="float">
            <text:p>1.69632148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6790320873261" calcext:value-type="float">
            <text:p>1.2679032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9578807353973" calcext:value-type="float">
            <text:p>0.8395788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81119108200073" calcext:value-type="float">
            <text:p>0.78111910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5808715820313" calcext:value-type="float">
            <text:p>1.2580871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6663243770599" calcext:value-type="float">
            <text:p>1.26663243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9581966400147" calcext:value-type="float">
            <text:p>0.83958196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2141273021698" calcext:value-type="float">
            <text:p>0.9021412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39507102966309" calcext:value-type="float">
            <text:p>0.839507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3732962608337" calcext:value-type="float">
            <text:p>0.83373296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3350253105164" calcext:value-type="float">
            <text:p>0.63335025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1429085731506" calcext:value-type="float">
            <text:p>1.21429085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19174289703369" calcext:value-type="float">
            <text:p>0.81917428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158399105072" calcext:value-type="float">
            <text:p>0.9415839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0896461009979" calcext:value-type="float">
            <text:p>0.9308964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7889699935913" calcext:value-type="float">
            <text:p>0.8078896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8291828632355" calcext:value-type="float">
            <text:p>0.95829182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7159209251404" calcext:value-type="float">
            <text:p>1.07159209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76122319698334" calcext:value-type="float">
            <text:p>0.97612231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5765571594238" calcext:value-type="float">
            <text:p>0.61576557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2923014163971" calcext:value-type="float">
            <text:p>1.12923014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1507415771484" calcext:value-type="float">
            <text:p>0.61150741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5697512626648" calcext:value-type="float">
            <text:p>1.05697512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328999042511" calcext:value-type="float">
            <text:p>1.2328999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111528635025" calcext:value-type="float">
            <text:p>1.0111528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4560050964355" calcext:value-type="float">
            <text:p>1.44560050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00918698310852" calcext:value-type="float">
            <text:p>0.80091869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218701839447" calcext:value-type="float">
            <text:p>1.22187018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9521534442902" calcext:value-type="float">
            <text:p>1.1952153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2631735801697" calcext:value-type="float">
            <text:p>0.80263173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9535863399506" calcext:value-type="float">
            <text:p>1.1953586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90614426136017" calcext:value-type="float">
            <text:p>0.79061442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8700270652771" calcext:value-type="float">
            <text:p>0.9887002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5483956336975" calcext:value-type="float">
            <text:p>0.78548395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9183304309845" calcext:value-type="float">
            <text:p>0.79183304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8216667175293" calcext:value-type="float">
            <text:p>0.58216667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8860569000244" calcext:value-type="float">
            <text:p>1.288605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77753758430481" calcext:value-type="float">
            <text:p>0.97775375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77186441421509" calcext:value-type="float">
            <text:p>0.97718644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5671291351318" calcext:value-type="float">
            <text:p>0.97567129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71235990524292" calcext:value-type="float">
            <text:p>0.97123599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003200531006" calcext:value-type="float">
            <text:p>0.96900320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66920256614685" calcext:value-type="float">
            <text:p>0.96692025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47014570236206" calcext:value-type="float">
            <text:p>0.94701457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6132140159607" calcext:value-type="float">
            <text:p>1.16132140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00870013237" calcext:value-type="float">
            <text:p>0.9600870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2264907360077" calcext:value-type="float">
            <text:p>1.12264907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54089295864105" calcext:value-type="float">
            <text:p>0.75408929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53362536430359" calcext:value-type="float">
            <text:p>0.75336253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51128625869751" calcext:value-type="float">
            <text:p>0.55112862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883394241333" calcext:value-type="float">
            <text:p>0.94883394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6730117797852" calcext:value-type="float">
            <text:p>0.96673011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31015205383301" calcext:value-type="float">
            <text:p>1.3101520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2253255844116" calcext:value-type="float">
            <text:p>0.54225325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40052235126495" calcext:value-type="float">
            <text:p>0.54005223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39882349967956" calcext:value-type="float">
            <text:p>0.739882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4950470924377" calcext:value-type="float">
            <text:p>0.93495047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412322998047" calcext:value-type="float">
            <text:p>0.9234123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29368567466736" calcext:value-type="float">
            <text:p>2.29368567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48564720153809" calcext:value-type="float">
            <text:p>0.74856472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26941823959351" calcext:value-type="float">
            <text:p>0.7269418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4321084022522" calcext:value-type="float">
            <text:p>0.94321084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21541345119476" calcext:value-type="float">
            <text:p>0.7215413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85862302780151" calcext:value-type="float">
            <text:p>1.85862302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2386484146118" calcext:value-type="float">
            <text:p>1.42386484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9626271724701" calcext:value-type="float">
            <text:p>1.1962627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8823521137238" calcext:value-type="float">
            <text:p>0.93882352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6983325481415" calcext:value-type="float">
            <text:p>1.46983325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03051614761352" calcext:value-type="float">
            <text:p>0.90305161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13568735122681" calcext:value-type="float">
            <text:p>0.913568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78001213073731" calcext:value-type="float">
            <text:p>0.87800121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30242550373077" calcext:value-type="float">
            <text:p>0.73024255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0768914222717" calcext:value-type="float">
            <text:p>1.10768914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4959979057312" calcext:value-type="float">
            <text:p>0.96495997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3405313491821" calcext:value-type="float">
            <text:p>0.52340531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97062122821808" calcext:value-type="float">
            <text:p>0.89706212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2351214885712" calcext:value-type="float">
            <text:p>1.12351214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94093149900436" calcext:value-type="float">
            <text:p>0.49409314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64778101444244" calcext:value-type="float">
            <text:p>0.8647781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316734313965" calcext:value-type="float">
            <text:p>1.05316734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88020527362824" calcext:value-type="float">
            <text:p>0.68802052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8644151687622" calcext:value-type="float">
            <text:p>1.08644151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36781346797943" calcext:value-type="float">
            <text:p>1.3678134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0991122722626" calcext:value-type="float">
            <text:p>0.92099112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81150060892105" calcext:value-type="float">
            <text:p>0.48115006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79305267333984" calcext:value-type="float">
            <text:p>0.47930526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4658043384552" calcext:value-type="float">
            <text:p>1.04658043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761146068573" calcext:value-type="float">
            <text:p>0.87611460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40715789794922" calcext:value-type="float">
            <text:p>0.94071578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128856182098" calcext:value-type="float">
            <text:p>0.67212885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0126897096634" calcext:value-type="float">
            <text:p>0.47012689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7078583240509" calcext:value-type="float">
            <text:p>0.87078583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62060368061066" calcext:value-type="float">
            <text:p>0.86206036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5080010890961" calcext:value-type="float">
            <text:p>0.66508001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62766754627228" calcext:value-type="float">
            <text:p>0.66276675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7189476490021" calcext:value-type="float">
            <text:p>1.07189476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27038633823395" calcext:value-type="float">
            <text:p>1.27038633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57433986663818" calcext:value-type="float">
            <text:p>0.65743398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55023336410522" calcext:value-type="float">
            <text:p>0.65502333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49270522594452" calcext:value-type="float">
            <text:p>0.84927052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3338539600372" calcext:value-type="float">
            <text:p>1.0333853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41956198215485" calcext:value-type="float">
            <text:p>0.84195619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33167624473572" calcext:value-type="float">
            <text:p>0.63316762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45634710788727" calcext:value-type="float">
            <text:p>0.64563471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3443038463593" calcext:value-type="float">
            <text:p>1.03443038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1319217681885" calcext:value-type="float">
            <text:p>1.01319217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14880752563477" calcext:value-type="float">
            <text:p>0.9148807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39150846004486" calcext:value-type="float">
            <text:p>0.8391508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4617762565613" calcext:value-type="float">
            <text:p>1.04617762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41620206832886" calcext:value-type="float">
            <text:p>0.84162020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0940842628479" calcext:value-type="float">
            <text:p>1.30940842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3570556640625" calcext:value-type="float">
            <text:p>1.03570556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26876044273376" calcext:value-type="float">
            <text:p>0.82687604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35292816162109" calcext:value-type="float">
            <text:p>0.83529281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28469109535217" calcext:value-type="float">
            <text:p>0.62846910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2611848115921" calcext:value-type="float">
            <text:p>0.62611848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24812829494476" calcext:value-type="float">
            <text:p>0.82481282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6438543796539" calcext:value-type="float">
            <text:p>1.1643854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22106909751892" calcext:value-type="float">
            <text:p>0.62210690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3193030357361" calcext:value-type="float">
            <text:p>0.99319303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00583016872406" calcext:value-type="float">
            <text:p>1.00583016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17622935771942" calcext:value-type="float">
            <text:p>1.17622935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03073573112488" calcext:value-type="float">
            <text:p>1.03073573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01754450798035" calcext:value-type="float">
            <text:p>1.0175445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1969292163849" calcext:value-type="float">
            <text:p>0.61196929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66011226177216" calcext:value-type="float">
            <text:p>0.96601122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01246821880341" calcext:value-type="float">
            <text:p>0.80124682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04226958751678" calcext:value-type="float">
            <text:p>1.04226958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72199094295502" calcext:value-type="float">
            <text:p>0.7721990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96136677265167" calcext:value-type="float">
            <text:p>0.79613667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02745366096497" calcext:value-type="float">
            <text:p>0.40274536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01274430751801" calcext:value-type="float">
            <text:p>0.60127443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84452140331268" calcext:value-type="float">
            <text:p>0.78445214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28146183490753" calcext:value-type="float">
            <text:p>0.92814618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93543100357056" calcext:value-type="float">
            <text:p>0.79354310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97173047065735" calcext:value-type="float">
            <text:p>0.89717304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83419501781464" calcext:value-type="float">
            <text:p>0.5834195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14119577407837" calcext:value-type="float">
            <text:p>0.81411957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05289769172668" calcext:value-type="float">
            <text:p>1.05289769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357391834259" calcext:value-type="float">
            <text:p>0.60357391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93418824672699" calcext:value-type="float">
            <text:p>0.79341882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19383478164673" calcext:value-type="float">
            <text:p>0.71938347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23763525485992" calcext:value-type="float">
            <text:p>0.72376352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38770818710327" calcext:value-type="float">
            <text:p>0.63877081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81746220588684" calcext:value-type="float">
            <text:p>0.58174622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02540624141693" calcext:value-type="float">
            <text:p>1.02540624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03616654872894" calcext:value-type="float">
            <text:p>0.60361665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122162103653" calcext:value-type="float">
            <text:p>1.01221621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9383270740509" calcext:value-type="float">
            <text:p>0.49938327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40191984176636" calcext:value-type="float">
            <text:p>0.94019198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808762550354004" calcext:value-type="float">
            <text:p>0.80876255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74992001056671" calcext:value-type="float">
            <text:p>0.5749920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78857159614563" calcext:value-type="float">
            <text:p>0.78857159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80061841011047" calcext:value-type="float">
            <text:p>0.7800618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93549358844757" calcext:value-type="float">
            <text:p>0.79354935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83878076076508" calcext:value-type="float">
            <text:p>0.48387807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62978982925415" calcext:value-type="float">
            <text:p>0.56297898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98183858394623" calcext:value-type="float">
            <text:p>0.79818385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73562967777252" calcext:value-type="float">
            <text:p>0.77356296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58866608142853" calcext:value-type="float">
            <text:p>0.75886660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59925067424774" calcext:value-type="float">
            <text:p>0.75992506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45130252838135" calcext:value-type="float">
            <text:p>0.54513025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709149122238159" calcext:value-type="float">
            <text:p>0.70914912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44911015033722" calcext:value-type="float">
            <text:p>0.744911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22150981426239" calcext:value-type="float">
            <text:p>0.72215098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45008766651154" calcext:value-type="float">
            <text:p>0.74500876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88921666145325" calcext:value-type="float">
            <text:p>0.58892166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32067823410034" calcext:value-type="float">
            <text:p>0.73206782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36628687381744" calcext:value-type="float">
            <text:p>0.63662868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23036766052246" calcext:value-type="float">
            <text:p>0.72303676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50961005687714" calcext:value-type="float">
            <text:p>0.75096100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19352602958679" calcext:value-type="float">
            <text:p>0.7193526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53530323505402" calcext:value-type="float">
            <text:p>0.7535303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813942551612854" calcext:value-type="float">
            <text:p>0.81394255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31362879276276" calcext:value-type="float">
            <text:p>0.73136287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18822872638702" calcext:value-type="float">
            <text:p>0.61882287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46508610248566" calcext:value-type="float">
            <text:p>0.54650861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57032215595245" calcext:value-type="float">
            <text:p>0.75703221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80472552776337" calcext:value-type="float">
            <text:p>0.68047255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15327930450439" calcext:value-type="float">
            <text:p>0.51532793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90193855762482" calcext:value-type="float">
            <text:p>0.79019385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42074203491211" calcext:value-type="float">
            <text:p>0.54207420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90019500255585" calcext:value-type="float">
            <text:p>1.90019500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35126185417175" calcext:value-type="float">
            <text:p>1.35126185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3313307762146" calcext:value-type="float">
            <text:p>2.23313307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9105155467987" calcext:value-type="float">
            <text:p>0.99910515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19273257255554" calcext:value-type="float">
            <text:p>0.9192732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806091010570526" calcext:value-type="float">
            <text:p>0.80609101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07858157157898" calcext:value-type="float">
            <text:p>1.07858157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44902014732361" calcext:value-type="float">
            <text:p>0.74490201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35004317760468" calcext:value-type="float">
            <text:p>0.53500431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666113853455" calcext:value-type="float">
            <text:p>0.97966611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32841074466705" calcext:value-type="float">
            <text:p>0.73284107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3255695104599" calcext:value-type="float">
            <text:p>0.5325569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15479564666748" calcext:value-type="float">
            <text:p>1.15479564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30891835689545" calcext:value-type="float">
            <text:p>0.53089183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12607777118683" calcext:value-type="float">
            <text:p>1.1260777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729082703590393" calcext:value-type="float">
            <text:p>0.72908270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26547300815582" calcext:value-type="float">
            <text:p>0.72654730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61967897415161" calcext:value-type="float">
            <text:p>0.76196789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0423150062561" calcext:value-type="float">
            <text:p>0.92042315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26472496986389" calcext:value-type="float">
            <text:p>0.7264724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23205626010895" calcext:value-type="float">
            <text:p>0.7232056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23304688930512" calcext:value-type="float">
            <text:p>0.72330468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19985890388489" calcext:value-type="float">
            <text:p>0.9199858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25583302974701" calcext:value-type="float">
            <text:p>0.92558330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21015107631683" calcext:value-type="float">
            <text:p>0.52101510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07139980792999" calcext:value-type="float">
            <text:p>0.50713998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19331622123718" calcext:value-type="float">
            <text:p>0.71933162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18300724029541" calcext:value-type="float">
            <text:p>0.3183007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17293798923492" calcext:value-type="float">
            <text:p>0.71729379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13541853427887" calcext:value-type="float">
            <text:p>0.91354185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43359136581421" calcext:value-type="float">
            <text:p>0.94335913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13681709766388" calcext:value-type="float">
            <text:p>0.51368170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45201814174652" calcext:value-type="float">
            <text:p>0.94520181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1280552148819" calcext:value-type="float">
            <text:p>0.51280552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711222946643829" calcext:value-type="float">
            <text:p>0.71122294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72525560855866" calcext:value-type="float">
            <text:p>0.57252556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09510827064514" calcext:value-type="float">
            <text:p>0.30951082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01434135437012" calcext:value-type="float">
            <text:p>0.70143413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01803457736969" calcext:value-type="float">
            <text:p>0.50180345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03813052177429" calcext:value-type="float">
            <text:p>0.60381305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11443436145783" calcext:value-type="float">
            <text:p>0.51144343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01678466796875" calcext:value-type="float">
            <text:p>0.50167846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57980799674988" calcext:value-type="float">
            <text:p>0.65798079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844426929950714" calcext:value-type="float">
            <text:p>0.844426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07290315628052" calcext:value-type="float">
            <text:p>1.07290315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69416832923889" calcext:value-type="float">
            <text:p>0.86941683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06594681739807" calcext:value-type="float">
            <text:p>0.60659468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24570488929749" calcext:value-type="float">
            <text:p>1.24570488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99476534128189" calcext:value-type="float">
            <text:p>0.29947653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57974779605866" calcext:value-type="float">
            <text:p>0.65797477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72981870174408" calcext:value-type="float">
            <text:p>0.97298187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20061600208283" calcext:value-type="float">
            <text:p>0.72006160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84103524684906" calcext:value-type="float">
            <text:p>0.84103524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94375216960907" calcext:value-type="float">
            <text:p>0.694375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889747202396393" calcext:value-type="float">
            <text:p>0.88974720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9258177280426" calcext:value-type="float">
            <text:p>0.69258177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77388346195221" calcext:value-type="float">
            <text:p>0.7738834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91169732809067" calcext:value-type="float">
            <text:p>0.29116973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90286689996719" calcext:value-type="float">
            <text:p>0.290286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9087940454483" calcext:value-type="float">
            <text:p>0.69087940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897573411464691" calcext:value-type="float">
            <text:p>0.89757341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87640768289566" calcext:value-type="float">
            <text:p>0.48764076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88975977897644" calcext:value-type="float">
            <text:p>0.8897597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0268931388855" calcext:value-type="float">
            <text:p>1.02689313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79794311523438" calcext:value-type="float">
            <text:p>0.67979431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10023653507233" calcext:value-type="float">
            <text:p>1.10023653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82493132352829" calcext:value-type="float">
            <text:p>0.48249313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79368895292282" calcext:value-type="float">
            <text:p>0.479368895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7364766597748" calcext:value-type="float">
            <text:p>0.67736476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80582654476166" calcext:value-type="float">
            <text:p>0.48058265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879391014575958" calcext:value-type="float">
            <text:p>0.87939101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872612297534943" calcext:value-type="float">
            <text:p>0.87261229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77945566177368" calcext:value-type="float">
            <text:p>0.47794556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77064043283462" calcext:value-type="float">
            <text:p>0.47706404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91948592662811" calcext:value-type="float">
            <text:p>0.69194859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74324035644531" calcext:value-type="float">
            <text:p>0.674324035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867063045501709" calcext:value-type="float">
            <text:p>0.86706304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73586946725845" calcext:value-type="float">
            <text:p>0.47358694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80496084690094" calcext:value-type="float">
            <text:p>0.88049608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72107976675034" calcext:value-type="float">
            <text:p>0.47210797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828556478023529" calcext:value-type="float">
            <text:p>0.82855647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70097333192825" calcext:value-type="float">
            <text:p>0.47009733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69681859016418" calcext:value-type="float">
            <text:p>0.4696818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70828920602798" calcext:value-type="float">
            <text:p>0.47082892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00245249271393" calcext:value-type="float">
            <text:p>0.90024524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33942019939423" calcext:value-type="float">
            <text:p>0.43394201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82513499259949" calcext:value-type="float">
            <text:p>0.78251349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47962379455566" calcext:value-type="float">
            <text:p>0.847962379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71766340732574" calcext:value-type="float">
            <text:p>0.67176634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57810926437378" calcext:value-type="float">
            <text:p>0.65781092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72892463207245" calcext:value-type="float">
            <text:p>0.472892463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61738228797913" calcext:value-type="float">
            <text:p>0.46173822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61825013160706" calcext:value-type="float">
            <text:p>0.46182501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86522388458252" calcext:value-type="float">
            <text:p>0.86522388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57361268997192" calcext:value-type="float">
            <text:p>0.6573612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91337370872498" calcext:value-type="float">
            <text:p>0.79133737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55856668949127" calcext:value-type="float">
            <text:p>0.65585666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5702902674675" calcext:value-type="float">
            <text:p>0.25702902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38320565223694" calcext:value-type="float">
            <text:p>0.63832056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00766396522522" calcext:value-type="float">
            <text:p>1.00766396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745875418186188" calcext:value-type="float">
            <text:p>0.74587541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862160623073578" calcext:value-type="float">
            <text:p>0.86216062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21119093894958" calcext:value-type="float">
            <text:p>0.92111909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04778492450714" calcext:value-type="float">
            <text:p>0.70477849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451685428619385" calcext:value-type="float">
            <text:p>0.45168542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878395617008209" calcext:value-type="float">
            <text:p>0.8783956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9648189544678" calcext:value-type="float">
            <text:p>0.64964818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4935816526413" calcext:value-type="float">
            <text:p>0.44935816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80708235502243" calcext:value-type="float">
            <text:p>0.8070823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44935417175293" calcext:value-type="float">
            <text:p>0.44935417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761521279811859" calcext:value-type="float">
            <text:p>0.76152127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5836651325226" calcext:value-type="float">
            <text:p>0.64583665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51967167854309" calcext:value-type="float">
            <text:p>0.65196716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46474671363831" calcext:value-type="float">
            <text:p>0.44647467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44206207990646" calcext:value-type="float">
            <text:p>0.4442062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61536204814911" calcext:value-type="float">
            <text:p>0.86153620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42996978759766" calcext:value-type="float">
            <text:p>0.44299697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42491352558136" calcext:value-type="float">
            <text:p>0.44249135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20987319946289" calcext:value-type="float">
            <text:p>0.72098731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718046009540558" calcext:value-type="float">
            <text:p>0.71804600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36165261268616" calcext:value-type="float">
            <text:p>0.6361652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16764080524445" calcext:value-type="float">
            <text:p>0.91676408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72135889530182" calcext:value-type="float">
            <text:p>0.67213588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75235664844513" calcext:value-type="float">
            <text:p>0.57523566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91135406494141" calcext:value-type="float">
            <text:p>0.69113540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441348344087601" calcext:value-type="float">
            <text:p>0.44134834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33491677045822" calcext:value-type="float">
            <text:p>0.4334916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37036722898483" calcext:value-type="float">
            <text:p>0.43703672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06211423873901" calcext:value-type="float">
            <text:p>1.062114238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435215920209885" calcext:value-type="float">
            <text:p>0.43521592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33583199977875" calcext:value-type="float">
            <text:p>0.433583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99192619323731" calcext:value-type="float">
            <text:p>0.599192619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33415144681931" calcext:value-type="float">
            <text:p>0.43341514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9648209810257" calcext:value-type="float">
            <text:p>0.59648209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31035888195038" calcext:value-type="float">
            <text:p>0.23103588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17480456829071" calcext:value-type="float">
            <text:p>0.61748045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19283211231232" calcext:value-type="float">
            <text:p>0.41928321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07406771183014" calcext:value-type="float">
            <text:p>1.07406771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418790191411972" calcext:value-type="float">
            <text:p>0.41879019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17283296585083" calcext:value-type="float">
            <text:p>0.417283296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82041561603546" calcext:value-type="float">
            <text:p>0.58204156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05827116966248" calcext:value-type="float">
            <text:p>0.7058271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03454947471619" calcext:value-type="float">
            <text:p>1.03454947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7534254193306" calcext:value-type="float">
            <text:p>0.47534254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25095108151436" calcext:value-type="float">
            <text:p>0.22509510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74881899356842" calcext:value-type="float">
            <text:p>0.77488189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23947405815124" calcext:value-type="float">
            <text:p>0.22394740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18259710073471" calcext:value-type="float">
            <text:p>0.41825971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54809045791626" calcext:value-type="float">
            <text:p>0.85480904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33955478668213" calcext:value-type="float">
            <text:p>0.63395547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27511262893677" calcext:value-type="float">
            <text:p>0.62751126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36477041244507" calcext:value-type="float">
            <text:p>0.83647704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794543445110321" calcext:value-type="float">
            <text:p>0.79454344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70047831535339" calcext:value-type="float">
            <text:p>0.4700478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9:47:00.590760512</meta:creation-date>
    <dc:date>2018-06-22T19:50:39.501445480</dc:date>
    <meta:editing-duration>PT3M41S</meta:editing-duration>
    <meta:editing-cycles>1</meta:editing-cycles>
    <meta:document-statistic meta:table-count="1" meta:cell-count="714" meta:object-count="0"/>
    <meta:generator>LibreOffice/5.1.6.2$Linux_X86_64 LibreOffice_project/10m0$Build-2</meta:generator>
  </office:meta>
</office:document-meta>
</file>